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Method.checkDependencies( ModelAndViewContainer mavContai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Factory.isBindingCandidate( String attributeName ,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Factory.getNextModelMethod( ModelAndViewContainer contai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elMethod.getHandl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Factory.updateModel( NativeWebRequest request , ModelAndViewContainer contain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elFactory.ModelFactory( @ Nullable List &lt; InvocableHandlerMethod &gt; handlerMethods , WebDataBinderFactory binderFactory , SessionAttributesHandler attribute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Factory.findSessionAttributeArguments( HandlerMethod handler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elFactory.updateBindingResult( NativeWebRequest request , ModelMap 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elMetho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Factory.getNameForParameter( MethodParameter 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Factory.initModel( NativeWebRequest request , ModelAndViewContainer container , HandlerMethod handler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delFactory.invokeModelAttributeMethods( NativeWebRequest request , ModelAndViewContainer contain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odelFactory.getNameForReturnValue( @ Nullable Object returnValue , MethodParameter return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elMethod.ModelMethod( InvocableHandlerMethod handler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